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4417in" fo:break-before="auto" style:use-optimal-row-height="true"/>
    </style:style>
    <style:style style:name="ro10" style:family="table-row">
      <style:table-row-properties style:row-height="0.6354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1.0917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8">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9">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8">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9">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10">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9">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9">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9">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9">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9">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12">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2">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2">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2">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2">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2">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1">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4">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5">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6">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6">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30T23:04:41.461573719</dc:date>
    <meta:editing-duration>PT16H1M6S</meta:editing-duration>
    <meta:editing-cycles>59</meta:editing-cycles>
    <meta:generator>LibreOffice/7.3.7.2$Linux_X86_64 LibreOffice_project/30$Build-2</meta:generator>
    <meta:document-statistic meta:table-count="1" meta:cell-count="7591" meta:object-count="0"/>
  </office:meta>
</office:document-meta>
</file>